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.353cm" fo:margin-bottom="0cm" loext:contextual-spacing="false" fo:line-height="138%" style:writing-mode="lr-tb"/>
      <style:text-properties fo:font-variant="normal" fo:text-transform="none" fo:color="#333333" style:text-line-through-style="none" style:text-line-through-type="none" style:font-name="Ubuntu" fo:font-size="11.25pt" fo:font-style="normal" style:text-underline-style="none" fo:font-weight="normal" style:text-blinking="false" fo:background-color="#ffffff"/>
    </style:style>
    <style:style style:name="P2" style:family="paragraph" style:parent-style-name="Text_20_body">
      <style:paragraph-properties fo:margin-top="0.353cm" fo:margin-bottom="0cm" loext:contextual-spacing="false" fo:line-height="138%" style:writing-mode="lr-tb"/>
    </style:style>
    <style:style style:name="P3" style:family="paragraph" style:parent-style-name="Text_20_body">
      <style:paragraph-properties fo:margin-top="0.353cm" fo:margin-bottom="0cm" loext:contextual-spacing="false" fo:line-height="138%" style:writing-mode="lr-tb"/>
      <style:text-properties style:font-name="Ubuntu"/>
    </style:style>
    <style:style style:name="P4" style:family="paragraph" style:parent-style-name="Heading_20_2">
      <style:paragraph-properties fo:margin-top="0.635cm" fo:margin-bottom="0.212cm" loext:contextual-spacing="false" fo:line-height="138%" style:writing-mode="lr-tb"/>
      <style:text-properties fo:font-variant="normal" fo:text-transform="none" fo:color="#333333" style:text-line-through-style="none" style:text-line-through-type="none" style:font-name="Ubuntu" fo:font-size="15.75pt" fo:font-style="normal" style:text-underline-style="none" fo:font-weight="normal" style:text-blinking="false" fo:background-color="#ffffff"/>
    </style:style>
    <style:style style:name="T1" style:family="text">
      <style:text-properties fo:font-variant="normal" fo:text-transform="none" fo:color="#333333" style:text-line-through-style="none" style:text-line-through-type="none" style:font-name="Arial" fo:font-size="11.25pt" fo:font-style="normal" style:text-underline-style="none" fo:font-weight="normal" style:text-blinking="false" fo:background-color="#ffffff" loext:char-shading-value="0"/>
    </style:style>
    <style:style style:name="T2" style:family="text">
      <style:text-properties fo:font-variant="normal" fo:text-transform="none" fo:color="#333333" style:text-line-through-style="none" style:text-line-through-type="none" style:font-name="Arial" fo:font-size="11.25pt" fo:font-style="italic" style:text-underline-style="none" fo:font-weight="normal" style:text-blinking="false" fo:background-color="#ffffff" loext:char-shading-value="0"/>
    </style:style>
    <style:style style:name="T3" style:family="text">
      <style:text-properties fo:font-variant="normal" fo:text-transform="none" fo:color="#333333" style:text-line-through-style="none" style:text-line-through-type="none" style:text-underline-style="none" style:text-blinking="false" fo:background-color="#ffffff" loext:char-shading-value="0"/>
    </style:style>
    <style:style style:name="T4" style:family="text">
      <style:text-properties fo:font-variant="normal" fo:text-transform="none" fo:color="#333333" style:text-line-through-style="none" style:text-line-through-type="none" fo:font-size="11.25pt" fo:font-style="normal" style:text-underline-style="none" fo:font-weight="normal" style:text-blinking="false" fo:background-color="#ffffff" loext:char-shading-value="0"/>
    </style:style>
    <style:style style:name="T5" style:family="text">
      <style:text-properties fo:font-variant="normal" fo:text-transform="none" fo:color="#333333" style:text-line-through-style="none" style:text-line-through-type="none" fo:font-size="11.25pt" fo:font-style="italic" style:text-underline-style="none" fo:font-weight="normal" style:text-blinking="false" fo:background-color="#ffffff" loext:char-shading-value="0"/>
    </style:style>
    <style:style style:name="T6" style:family="text">
      <style:text-properties fo:font-variant="normal" fo:text-transform="none" fo:color="#333333" style:text-line-through-style="none" style:text-line-through-type="none" style:font-name="Ubuntu" fo:font-size="11.25pt" fo:font-style="normal" style:text-underline-style="none" fo:font-weight="normal" style:text-blinking="false" fo:background-color="#ffffff" loext:char-shading-value="0"/>
    </style:style>
    <style:style style:name="T7" style:family="text">
      <style:text-properties fo:font-variant="normal" fo:text-transform="none" fo:color="#333333" style:text-line-through-style="none" style:text-line-through-type="none" style:font-name="Ubuntu" style:text-underline-style="none" style:text-blinking="false" fo:background-color="#ffffff" loext:char-shading-value="0"/>
    </style:style>
    <style:style style:name="T8" style:family="text">
      <style:text-properties fo:font-variant="normal" fo:text-transform="none" fo:color="#1155cc" style:text-line-through-style="none" style:text-line-through-type="none" style:font-name="Arial" fo:font-size="11.25pt" fo:font-style="normal" style:text-underline-style="solid" style:text-underline-width="auto" style:text-underline-color="font-color" fo:font-weight="normal" style:text-blinking="false" fo:background-color="#ffffff" loext:char-shading-value="0"/>
    </style:style>
    <style:style style:name="T9" style:family="text">
      <style:text-properties fo:font-variant="normal" fo:text-transform="none" fo:color="#1155cc" style:text-line-through-style="none" style:text-line-through-type="none" fo:font-size="11.25pt" fo:font-style="normal" style:text-underline-style="solid" style:text-underline-width="auto" style:text-underline-color="font-color" fo:font-weight="normal" style:text-blinking="false" fo:background-color="#ffffff" loext:char-shading-value="0"/>
    </style:style>
    <style:style style:name="T10" style:family="text">
      <style:text-properties fo:font-variant="normal" fo:text-transform="none" fo:color="#1155cc" style:text-line-through-style="none" style:text-line-through-type="none" style:font-name="Ubuntu" fo:font-size="11.25pt" fo:font-style="normal" style:text-underline-style="solid" style:text-underline-width="auto" style:text-underline-color="font-color" fo:font-weight="normal" style:text-blinking="false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146ff3d0-63de-f4cb-6f6b-777e6a11b31f"/>El 12 de noviembre, se celebrará en Mendoza el “Primer Taller de programación para mujeres con Django Girls en Argentina”, pensado para cualquier persona, tenga o no conocimiento previo en programación.</text:p>
      <text:p text:style-name="P1">El taller empezará con los conceptos más básicos, hasta llegar a publicar un sitio web desarrollado con Django en la plataforma Python Anywhere.</text:p>
      <text:p text:style-name="P1">En esta oportunidad se realizará en el Centro Cultural Julio Le Parc dentro del marco de PyConAr 2015 que es el evento de programación en Python más grande del país.</text:p>
      <text:p text:style-name="P1">Este taller es organizado por la comunidad de “LinuxChix Argentina”[1] y el proyecto “Argentina en Python”[2].</text:p>
      <text:p text:style-name="P2"><text:span text:style-name="T6">Más información, en: </text:span><text:a xlink:type="simple" xlink:href="http://argentinaenpython.com.ar/django-girls-en-pyconar-mdz/" text:style-name="Internet_20_link" text:visited-style-name="Visited_20_Internet_20_Link"><text:span text:style-name="T10">http://argentinaenpython.com.ar/django-girls-en-pyconar-mdz/</text:span></text:a></text:p>
      <text:p text:style-name="P2"><text:span text:style-name="T6">[1]: </text:span><text:a xlink:type="simple" xlink:href="http://www.linuxchixar.org/" text:style-name="Internet_20_link" text:visited-style-name="Visited_20_Internet_20_Link"><text:span text:style-name="T10">http://www.linuxchixar.org/</text:span></text:a></text:p>
      <text:p text:style-name="P2"><text:span text:style-name="T6">[2]: </text:span><text:a xlink:type="simple" xlink:href="http://argentinaenpython.com.ar/" text:style-name="Internet_20_link" text:visited-style-name="Visited_20_Internet_20_Link"><text:span text:style-name="T10">http://argentinaenpython.com.ar</text:span></text:a><text:span text:style-name="T7"> </text:span></text:p>
      <text:h text:style-name="P4" text:outline-level="2">Sobre Django Girls</text:h>
      <text:p text:style-name="P1">Django Girls nació en Berlín de la mano de dos mujeres polacas, es una fundación sin fines de lucro con el objetivo de acercar a más mujeres al mundo de la informática. Para ello, diseñaron un Tutorial orientado a personas con poco o nulo conocimiento en el área y organizan “Talleres Django Girls” de un día de duración.</text:p>
      <text:p text:style-name="P1">Además, Django Girls ofrece una plataforma web para la gestión del taller y documentación referida a la organización de estos eventos que ayudan a que personas de diferentes partes del mundo también puedan cumplir este objetivo en la propia ciudad.</text:p>
      <text:p text:style-name="P2"><text:a xlink:type="simple" xlink:href="https://djangogirls.org/" text:style-name="Internet_20_link" text:visited-style-name="Visited_20_Internet_20_Link"><text:span text:style-name="T10">https://djangogirls.org/</text:span></text:a></text:p>
      <text:h text:style-name="P4" text:outline-level="2">Sobre Django</text:h>
      <text:p text:style-name="P3"><text:span text:style-name="T4">Django es un </text:span><text:span text:style-name="T5">_framework_</text:span><text:span text:style-name="T3"> </text:span><text:span text:style-name="T4">escrito en Python para realizar aplicaciones web.</text:span></text:p>
      <text:p text:style-name="P1">Un framework es un conjunto de herramientas que sirven de base para la organización y resolución de necesidades comunes de tal forma que los programadores puedan concentrarse en resolver los problemas específicos de la aplicación que están desarrollando.</text:p>
      <text:p text:style-name="P2"><text:a xlink:type="simple" xlink:href="https://www.djangoproject.com/" text:style-name="Internet_20_link" text:visited-style-name="Visited_20_Internet_20_Link"><text:span text:style-name="T10">https://www.djangoproject.com/</text:span></text:a><text:span text:style-name="T7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Kaufmann</meta:initial-creator>
    <meta:creation-date>2015-12-02T13:05:40.892290112</meta:creation-date>
    <dc:date>2015-12-02T13:11:23.631100021</dc:date>
    <dc:creator>Manuel Kaufmann</dc:creator>
    <meta:editing-duration>PT5M42S</meta:editing-duration>
    <meta:editing-cycles>2</meta:editing-cycles>
    <meta:generator>LibreOffice/5.0.3.2$Linux_X86_64 LibreOffice_project/00m0$Build-2</meta:generator>
    <meta:document-statistic meta:table-count="0" meta:image-count="0" meta:object-count="0" meta:page-count="1" meta:paragraph-count="15" meta:word-count="262" meta:character-count="1753" meta:non-whitespace-character-count="1504"/>
  </office:meta>
</office:document-meta>
</file>